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DnrPtTN9dzCQrhwnKt8z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2-06-24T00:00:00.000Z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jJLF8cJkwpwdf68kgQFp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2-06-24T00:00:00.000Z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chW8rpMgHwfkwdpkKqbn</text:p>
          </table:table-cell>
          <table:table-cell office:value-type="string" calcext:value-type="string">
            <text:p>r8Bq8zBCNdzGPkmMcr6QL</text:p>
          </table:table-cell>
          <table:table-cell office:value-type="string" calcext:value-type="string">
            <text:p>Galaxxi Black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2-06-24T00:00:00.000Z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gWD9pDz7mNkhgmPznkrg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tjFb6JncgRT8nHh8jG7q</text:p>
          </table:table-cell>
          <table:table-cell office:value-type="string" calcext:value-type="string">
            <text:p>TQ7Twhtm6zfkTTHTKdpJK</text:p>
          </table:table-cell>
          <table:table-cell office:value-type="string" calcext:value-type="string">
            <text:p>Luminari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8:Sheet1.B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21:15:17.369633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21:15:30.143780801</dc:date>
    <meta:editing-duration>PT1H17M13S</meta:editing-duration>
    <meta:editing-cycles>62</meta:editing-cycles>
    <meta:generator>LibreOffice/7.2.5.2$MacOSX_X86_64 LibreOffice_project/499f9727c189e6ef3471021d6132d4c694f357e5</meta:generator>
    <meta:document-statistic meta:table-count="1" meta:cell-count="43" meta:object-count="0"/>
  </office:meta>
</office:document-meta>
</file>